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.24cm" svg:height="11.87cm" svg:x="2.905cm" svg:y="2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.81cm" svg:height="1.27cm" svg:x="8.824cm" svg:y="7.352cm">
          <draw:glue-point draw:id="4" svg:x="-5cm" svg:y="-4.992cm"/>
          <draw:glue-point draw:id="5" svg:x="-5cm" svg:y="5.007cm"/>
          <draw:glue-point draw:id="6" svg:x="4.998cm" svg:y="5.007cm"/>
          <draw:glue-point draw:id="7" svg:x="4.998cm" svg:y="-4.992cm"/>
          <text:p text:style-name="P2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9.525cm" svg:height="1.495cm" svg:x="6.08cm" svg:y="3.315cm">
          <draw:glue-point draw:id="4" svg:x="-4.999cm" svg:y="6.188cm"/>
          <draw:glue-point draw:id="5" svg:x="4.999cm" svg:y="6.188cm"/>
          <text:p text:style-name="P2"><text:span text:style-name="T1">serijaliziran java objek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2.065cm" svg:height="1.614cm" svg:x="4.81cm" svg:y="12.721cm">
          <draw:text-box>
            <text:p text:style-name="P3"><text:span text:style-name="T2">VHDLLab zahtjev/odgovor</text:span></text:p>
          </draw:text-box>
        </draw:frame>
        <draw:custom-shape draw:style-name="gr2" draw:text-style-name="P2" draw:id="id3" draw:layer="layout" svg:width="2.54cm" svg:height="1.27cm" svg:x="9.436cm" svg:y="10.527cm">
          <draw:glue-point draw:id="4" svg:x="-5cm" svg:y="-6.173cm"/>
          <draw:glue-point draw:id="5" svg:x="4.997cm" svg:y="-4.992cm"/>
          <draw:glue-point draw:id="6" svg:x="4.997cm" svg:y="-4.992cm"/>
          <text:p text:style-name="P2"><text:span text:style-name="T1">SS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081cm" svg:y1="4.81cm" svg:x2="8.824cm" svg:y2="7.354cm" draw:start-shape="id1" draw:start-glue-point="4" draw:end-shape="id2" draw:end-glue-point="4">
          <text:p/>
        </draw:connector>
        <draw:connector draw:style-name="gr4" draw:text-style-name="P1" draw:layer="layout" draw:type="line" svg:x1="8.824cm" svg:y1="8.622cm" svg:x2="9.436cm" svg:y2="10.527cm" draw:start-shape="id2" draw:start-glue-point="5" draw:end-shape="id3" draw:end-glue-point="4">
          <text:p/>
        </draw:connector>
        <draw:connector draw:style-name="gr4" draw:text-style-name="P1" draw:layer="layout" draw:type="line" svg:x1="15.603cm" svg:y1="4.81cm" svg:x2="12.633cm" svg:y2="7.354cm" draw:start-shape="id1" draw:start-glue-point="5" draw:end-shape="id2" draw:end-glue-point="7">
          <text:p/>
        </draw:connector>
        <draw:connector draw:style-name="gr4" draw:text-style-name="P1" draw:layer="layout" draw:type="line" svg:x1="12.633cm" svg:y1="8.622cm" svg:x2="11.975cm" svg:y2="10.529cm" draw:start-shape="id2" draw:start-glue-point="6" draw:end-shape="id3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7T17:49:53</meta:creation-date>
    <dc:creator>Miro</dc:creator>
    <dc:date>2008-03-29T14:04:53</dc:date>
    <meta:editing-cycles>11</meta:editing-cycles>
    <meta:editing-duration>PT30M5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